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403ef" officeooo:paragraph-rsid="001403ef"/>
    </style:style>
    <style:style style:name="P3" style:family="paragraph" style:parent-style-name="Text_20_body">
      <style:text-properties officeooo:paragraph-rsid="0014a38e"/>
    </style:style>
    <style:style style:name="P4" style:family="paragraph" style:parent-style-name="Text_20_body">
      <style:text-properties officeooo:paragraph-rsid="0014c17d"/>
    </style:style>
    <style:style style:name="P5" style:family="paragraph" style:parent-style-name="Text_20_body">
      <style:text-properties officeooo:rsid="0014c17d" officeooo:paragraph-rsid="0014c17d"/>
    </style:style>
    <style:style style:name="P6" style:family="paragraph" style:parent-style-name="Text_20_body">
      <style:text-properties officeooo:rsid="0014c17d"/>
    </style:style>
    <style:style style:name="P7" style:family="paragraph" style:parent-style-name="Appendix" style:master-page-name="First_20_Page">
      <style:paragraph-properties style:page-number="auto"/>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ext_20_body">
      <style:text-properties officeooo:rsid="0014a38e" officeooo:paragraph-rsid="0014a38e"/>
    </style:style>
    <style:style style:name="P13" style:family="paragraph" style:parent-style-name="Text_20_body">
      <style:text-properties officeooo:rsid="0014c17d" officeooo:paragraph-rsid="0014c17d"/>
    </style:style>
    <style:style style:name="T1" style:family="text">
      <style:text-properties officeooo:rsid="001593bd"/>
    </style:style>
    <style:style style:name="T2" style:family="text">
      <style:text-properties officeooo:rsid="00159fe9"/>
    </style:style>
    <style:style style:name="T3" style:family="text">
      <style:text-properties officeooo:rsid="0018a561"/>
    </style:style>
    <style:style style:name="T4" style:family="text">
      <style:text-properties officeooo:rsid="0018f953"/>
    </style:style>
    <style:style style:name="T5" style:family="text">
      <style:text-properties officeooo:rsid="001911c9"/>
    </style:style>
    <style:style style:name="T6" style:family="text">
      <style:text-properties officeooo:rsid="001a02cb"/>
    </style:style>
    <style:style style:name="T7" style:family="text">
      <style:text-properties officeooo:rsid="001b5ed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RMI Adenot Aymeric</text:p>
      <text:p text:style-name="P2"/>
      <text:p text:style-name="Header_20_and_20_Footer"/>
      <text:p text:style-name="Header_20_and_20_Footer"/>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34_1402038685" text:style-name="Index_20_Link" text:visited-style-name="Index_20_Link">Présentations :<text:tab/>2</text:a></text:p>
          <text:p text:style-name="P8"><text:a xlink:type="simple" xlink:href="#__RefHeading___Toc136_1402038685" text:style-name="Index_20_Link" text:visited-style-name="Index_20_Link">Base de donnée :<text:tab/>2</text:a></text:p>
          <text:p text:style-name="P9"><text:a xlink:type="simple" xlink:href="#__RefHeading___Toc138_1402038685" text:style-name="Index_20_Link" text:visited-style-name="Index_20_Link">La classe<text:tab/>2</text:a></text:p>
          <text:p text:style-name="P9"><text:a xlink:type="simple" xlink:href="#__RefHeading___Toc140_1402038685" text:style-name="Index_20_Link" text:visited-style-name="Index_20_Link">Les Tests<text:tab/>3</text:a></text:p>
          <text:p text:style-name="P8"><text:a xlink:type="simple" xlink:href="#__RefHeading___Toc155_1402038685" text:style-name="Index_20_Link" text:visited-style-name="Index_20_Link">Nombre premiers :<text:tab/>3</text:a></text:p>
          <text:p text:style-name="P9"><text:a xlink:type="simple" xlink:href="#__RefHeading___Toc159_1402038685" text:style-name="Index_20_Link" text:visited-style-name="Index_20_Link">La classe<text:tab/>3</text:a></text:p>
          <text:p text:style-name="P9"><text:a xlink:type="simple" xlink:href="#__RefHeading___Toc161_1402038685" text:style-name="Index_20_Link" text:visited-style-name="Index_20_Link">Les tests<text:tab/>3</text:a></text:p>
          <text:p text:style-name="P8"><text:a xlink:type="simple" xlink:href="#__RefHeading___Toc157_1402038685" text:style-name="Index_20_Link" text:visited-style-name="Index_20_Link">Client/Serveur :<text:tab/>4</text:a></text:p>
          <text:p text:style-name="P9"><text:a xlink:type="simple" xlink:href="#__RefHeading___Toc173_2151471282" text:style-name="Index_20_Link" text:visited-style-name="Index_20_Link"><text:s/>Client :<text:tab/>4</text:a></text:p>
          <text:p text:style-name="P9"><text:a xlink:type="simple" xlink:href="#__RefHeading___Toc199_2151471282" text:style-name="Index_20_Link" text:visited-style-name="Index_20_Link"><text:s/>Serveur :<text:tab/>4</text:a></text:p>
          <text:p text:style-name="P8"><text:a xlink:type="simple" xlink:href="#__RefHeading___Toc173_1402038685" text:style-name="Index_20_Link" text:visited-style-name="Index_20_Link">Création du JAR :<text:tab/>4</text:a></text:p>
          <text:p text:style-name="P8"><text:a xlink:type="simple" xlink:href="#__RefHeading___Toc175_1402038685" text:style-name="Index_20_Link" text:visited-style-name="Index_20_Link">Conclusion :<text:tab/>4</text:a></text:p>
        </text:index-body>
      </text:table-of-content>
      <text:p text:style-name="Header_20_and_20_Footer"/>
      <text:p text:style-name="Header_20_and_20_Footer"/>
      <text:h text:style-name="P10" text:outline-level="1"><text:bookmark-start text:name="__RefHeading___Toc134_1402038685"/>Présentations :<text:bookmark-end text:name="__RefHeading___Toc134_1402038685"/></text:h>
      <text:p text:style-name="Text_20_body"/>
      <text:p text:style-name="P12"><text:tab/>Pour commencer ce projet, j’ai d’abord créé la base de donné. Ensuite j’ai fait l’algorithme qui calcule les nombres premiers. Puis j’ai fini par le client /serveurs. À chaque création de classe j’ai créé en parallèle une classe pour faire des tests.</text:p>
      <text:p text:style-name="P3"/>
      <text:p text:style-name="P12"><text:tab/> Dans la hiérarchie des fichiers nous trouvons dans un premier temps la classe « client », qui est le point d’entrée principal de notre application. Ensuite, nous trouvons le package « client », serveur » et « test ». Qui détienne toutes les classes liées au côté client,serveur et tests. </text:p>
      <text:p text:style-name="P3"/>
      <text:h text:style-name="Heading_20_1" text:outline-level="1"><text:bookmark-start text:name="__RefHeading___Toc136_1402038685"/>Base de donnée :<text:bookmark-end text:name="__RefHeading___Toc136_1402038685"/></text:h>
      <text:p text:style-name="Text_20_body"/>
      <text:h text:style-name="Heading_20_2" text:outline-level="2"><text:bookmark-start text:name="__RefHeading___Toc138_1402038685"/>La classe<text:bookmark-end text:name="__RefHeading___Toc138_1402038685"/></text:h>
      <text:p text:style-name="Text_20_body"><text:tab/>La base de donné est très simple. Comme elle doit pouvoir stocker juste des nombres entiers,elle se constitue d’une seule table avec un seul champ de type « int » et « unique ».</text:p>
      <text:p text:style-name="Text_20_body"/>
      <text:p text:style-name="P4"><text:tab/>Comme la base de données et côté client, on la retrouve dans le package client. J’utilise jdbc pour faire la liaison entre mon code et le bdd. La création de l’objet ce fait en demandait les identifiants à la bdd (nom, port, utilisateur, mot de passe). </text:p>
      <text:p text:style-name="P5"><text:tab/>De plus, dans cette classe on retrouve 4 méthodes , insert , truncateTable(Vider la table), showAll(voir toutes les données enregistré) et endConnection(ferme la connection à la bdd).</text:p>
      <text:p text:style-name="P4"/>
      <text:p text:style-name="P5">La méthode truncateTable et showAll ne sont utilisé quand dans la classe TestBDD. </text:p>
      <text:h text:style-name="P11" text:outline-level="2"><text:bookmark-start text:name="__RefHeading___Toc140_1402038685"/>Les Tests<text:bookmark-end text:name="__RefHeading___Toc140_1402038685"/></text:h>
      <text:p text:style-name="P6"><text:tab/></text:p>
      <text:p text:style-name="P5"><text:tab/>Le but est de tester les différentes méthodes de notre classe. Pour ce faire, on créait notre objet bdd donc on initialise la connexion si pas d’erreur dans la saisie des paramètres. Ensuite on ajoute des valeurs de 0 à 100 avec la méthode insert et on les affiches avec la méthode showAll. Puis on tests d’insérer un nombre déjà présent pour vérifier si la propriété unique et bien respecté. Une fois cela fais on vide la table et ferme la connexion.</text:p>
      <text:p text:style-name="P5"/>
      <text:h text:style-name="Heading_20_1" text:outline-level="1"><text:bookmark-start text:name="__RefHeading___Toc155_1402038685"/>Nombre premiers :<text:bookmark-end text:name="__RefHeading___Toc155_1402038685"/></text:h>
      <text:p text:style-name="Text_20_body"/>
      <text:h text:style-name="Heading_20_2" text:outline-level="2"><text:bookmark-start text:name="__RefHeading___Toc159_1402038685"/>La <text:span text:style-name="T2">classe</text:span><text:bookmark-end text:name="__RefHeading___Toc159_1402038685"/></text:h>
      <text:p text:style-name="Text_20_body"/>
      <text:p text:style-name="Text_20_body"><text:tab/><text:span text:style-name="T1">L’algorithme prends une liste en entré , parcours la liste , gère le cas si le nombre est égal à 2 (exception). Sinon, on test toutes les divisions (à partir de 2 ) <text:s/>jusqu’à la racine du nombre. On s’arrête à la racine car au dessus on est sur que le nombre n’est pas premiers. S’il est premiers à l’ajoute dans une liste qui sera renvoyé à la fin de la fonction.</text:span></text:p>
      <text:p text:style-name="Text_20_body"/>
      <text:h text:style-name="Heading_20_2" text:outline-level="2"><text:bookmark-start text:name="__RefHeading___Toc161_1402038685"/>Les tests<text:bookmark-end text:name="__RefHeading___Toc161_1402038685"/></text:h>
      <text:p text:style-name="Text_20_body"><text:tab/></text:p>
      <text:p text:style-name="Text_20_body"><text:tab/><text:span text:style-name="T2">On créait un liste de 0 à 100 on appelle notre méthodes. On affiche les résultats obtenu et on les vérifie si ils sont justes. </text:span></text:p>
      <text:p text:style-name="P1"/>
      <text:h text:style-name="Heading_20_1" text:outline-level="1"><text:bookmark-start text:name="__RefHeading___Toc157_1402038685"/>Client/Serveur :<text:bookmark-end text:name="__RefHeading___Toc157_1402038685"/></text:h>
      <text:h text:style-name="Heading_20_2" text:outline-level="2"><text:bookmark-start text:name="__RefHeading___Toc173_2151471282"/><text:tab/>Client : <text:bookmark-end text:name="__RefHeading___Toc173_2151471282"/></text:h>
      <text:p text:style-name="Text_20_body"><text:tab/><text:tab/><text:tab/>Le client <text:s/>crée la connexion à la base de données, s’il y a une erreur le programme est interrompu. Une fois la connexion effectuée le client lance le serveur sur le port 10 000. Il (le client) génère <text:span text:style-name="T6">une</text:span> liste de 2 à 10 000 (de Big Integer) . Puis il envoie les calculs au serveur. Une fois que le serveur lui retourne les résultats les enregistrent dans la base de données et ferment la connexion avec elle puis arrête entièrement le fonctionnement du programme. </text:p>
      <text:h text:style-name="Heading_20_2" text:outline-level="2"><text:bookmark-start text:name="__RefHeading___Toc199_2151471282"/><text:tab/><text:span text:style-name="T7">Serveur :</text:span><text:bookmark-end text:name="__RefHeading___Toc199_2151471282"/></text:h>
      <text:h text:style-name="Heading_20_1" text:outline-level="1"/>
      <text:h text:style-name="Heading_20_1" text:outline-level="1"><text:bookmark-start text:name="__RefHeading___Toc173_1402038685"/>Création du JAR :<text:bookmark-end text:name="__RefHeading___Toc173_1402038685"/></text:h>
      <text:p text:style-name="Text_20_body"/>
      <text:h text:style-name="Heading_20_1" text:outline-level="1"><text:bookmark-start text:name="__RefHeading___Toc175_1402038685"/>Conclusion :<text:bookmark-end text:name="__RefHeading___Toc175_140203868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3T16:28:36.150683559</meta:creation-date>
    <dc:date>2022-03-15T14:47:23.204899663</dc:date>
    <meta:editing-duration>PT48M59S</meta:editing-duration>
    <meta:editing-cycles>7</meta:editing-cycles>
    <meta:generator>LibreOffice/7.3.1.3$Linux_X86_64 LibreOffice_project/30$Build-3</meta:generator>
    <meta:document-statistic meta:table-count="0" meta:image-count="0" meta:object-count="0" meta:page-count="4" meta:paragraph-count="39" meta:word-count="554" meta:character-count="3018" meta:non-whitespace-character-count="2474"/>
  </office:meta>
</office:document-meta>
</file>